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style:font-name="Arial" fo:font-size="10.5pt" style:font-size-asian="10.5pt" style:font-size-complex="10.5pt"/>
    </style:style>
    <style:style style:name="T1" style:family="text">
      <style:text-properties style:font-name="Arial" fo:font-size="10.5pt" style:font-size-asian="10.5pt" style:font-size-complex="10.5pt"/>
    </style:style>
    <style:style style:name="T2" style:family="text">
      <style:text-properties fo:font-style="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e qui s’est mis en place dans les années 1950 avec le développement des médias de masse, c’est le projet d’Edward Bernays, le neveu de Sigmund Freud. Edward Bernays, concepteur du "public relation", est convaincu que pour faire adopter des idées ou des produits par des individus, il faut s’adresser à leur inconscient et non à leur conscience. Son idée est de faire consommer les Américains de plus en plus en détournant leurs désirs, en court-circuitant leurs pulsions. Sur la base d’une théorie freudienne, Bernays construit une stratégie de développement du capitalisme qui permet de capter, de contrôler, de canaliser chaque individu et de l’orienter vers les objets de l’investissement économique, les objets de consommation.</text:p>
      <text:p text:style-name="P1">Le but est de prendre le pouvoir sur le psychisme de l’individu afin de l’amener à un comportement pulsionnel. Cette captation est évidemment destructrice. On canalise le désir vers des moyens industriels et pour ce faire, on est obligé de court-circuiter l’énergie libidinale et tout son dispositif, parce que l’énergie libidinale est produite dans un deuxième rang, ce n’est pas une énergie primaire, les énergies primaires ce sont les pulsions. C’est ce qui nous rapproche des animaux. Nous sommes tous habités par des pulsions et nous pouvons nous comporter comme des bêtes. Nous sommes témoins d’une régression des masses, qui n’est plus une régression des masses politiques mais une régression des masses de consommateurs. Le marketing est une des grandes causes de désaffection du public pour le progrès. Le marketing est responsable de la destruction progressive de tous les appareils de transformation de la pulsion en libido.</text:p>
      <text:p text:style-name="Text_20_body"><text:span text:style-name="Strong_20_Emphasis"><text:span text:style-name="T1">Comment enrayer cette régression, ne pas en rester à nos pulsions de consommateurs ?</text:span></text:span></text:p>
      <text:p text:style-name="P1">Herbert Marcuse a fait un discours important en 1953 sur le processus de désublimation. À l’époque, ça fait six ans que la télévision fonctionne, et il voit déjà comment va s’accomplir le processus. En 2011, on observe avec une conscience planétaire ce processus de désublimation prédit par Marcuse il y a plus de cinquante ans. La sublimation, beaucoup sont d’avis de dire que c’est un cas un peu exceptionnel de la libido. Dans un texte précis, Freud dit : <text:span text:style-name="T2">« La libido, c’est la sublimation. »</text:span> C’est-à-dire que de près ou de loin, il n’y a pas de libido sans idéalisation de l’objet de celle-ci. Il n’y a pas d’idéalisation sans sublimation. Si j’aime un artiste ou si je suis prêt à libérer mon pays, c’est le même processus. Derrière cela, il y a le sacré. On en parlait couramment autrefois. Marcuse pose l’hypothèse qu’il n’y a pas de possibilité de lien social sans un processus de ce type-là, sans idéalisation.</text:p>
      <text:p text:style-name="Text_20_body"><text:span text:style-name="Strong_20_Emphasis"><text:span text:style-name="T1">Peut-on retrouver le goût de la sublimation, de l’idéalisation ?</text:span></text:span></text:p>
      <text:p text:style-name="P1">Il faut profiter de cette prise de conscience pour renverser le processus, pour transformer la panique en nouvel investissement. La nouvelle lutte a commencé dans le nord de l’Afrique. Apprenons à faire de la thérapeutique. Il s’agit de reconstruire progressivement les savoirs et les saveurs. C’est le travail de l’artiste, c’est de la création et de la technique. L’artiste doit être un technicien. Ce que vous faites est très important. Même si l’art conceptuel semble avoir effacé toute la technicité de l’art. Le conceptuel est aussi de la technique. En tant que fabricant de concepts, je me considère comme un artisan. Je peux vous dire que mes concepts, je les usine. (Bernard Stiegler place ses deux mains en étau puis mime le façonnage d’une pièce). J’ai un établi, j’ai besoin d’un étau pour bien les serrer, ça se passe dans la matière. C’est une technologie matérielle. Je suis un manuel.</text:p>
      <text:p text:style-name="P1"/>
      <text:p text:style-name="P1">Bernard Stiegler. Recueilli par Thomas Johnson et Marc Borger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7.6cm" fo:page-height="25cm" style:num-format="1" style:print-orientation="portrait" fo:margin-top="0.801cm" fo:margin-bottom="0.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é nuel</meta:initial-creator>
    <meta:creation-date>2014-02-23T08:26:54.03</meta:creation-date>
    <dc:date>2014-03-02T12:15:49.74</dc:date>
    <dc:creator>andré nuel</dc:creator>
    <meta:editing-duration>PT9H20M</meta:editing-duration>
    <meta:editing-cycles>3</meta:editing-cycles>
    <meta:generator>LibreOffice/7.4.7.2$Linux_X86_64 LibreOffice_project/40$Build-2</meta:generator>
    <meta:document-statistic meta:table-count="0" meta:image-count="0" meta:object-count="0" meta:page-count="1" meta:paragraph-count="7" meta:word-count="606" meta:character-count="3697" meta:non-whitespace-character-count="3098"/>
  </office:meta>
</office:document-meta>
</file>